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d66d" officeooo:paragraph-rsid="0003d66d"/>
    </style:style>
    <style:style style:name="P2" style:family="paragraph" style:parent-style-name="Standard">
      <style:text-properties officeooo:rsid="00080a0d" officeooo:paragraph-rsid="00080a0d"/>
    </style:style>
    <style:style style:name="P3" style:family="paragraph" style:parent-style-name="Standard">
      <style:text-properties officeooo:rsid="0009b10e" officeooo:paragraph-rsid="0009b10e"/>
    </style:style>
    <style:style style:name="P4" style:family="paragraph" style:parent-style-name="Standard" style:list-style-name="L1">
      <style:text-properties officeooo:rsid="00080a0d" officeooo:paragraph-rsid="00080a0d"/>
    </style:style>
    <style:style style:name="P5" style:family="paragraph" style:parent-style-name="Standard" style:list-style-name="L4">
      <style:text-properties officeooo:rsid="00080a0d" officeooo:paragraph-rsid="00080a0d"/>
    </style:style>
    <style:style style:name="P6" style:family="paragraph" style:parent-style-name="Standard">
      <style:text-properties officeooo:rsid="00080a0d" officeooo:paragraph-rsid="000ebf81"/>
    </style:style>
    <style:style style:name="P7" style:family="paragraph" style:parent-style-name="Standard" style:list-style-name="L1">
      <style:text-properties officeooo:rsid="000a9149" officeooo:paragraph-rsid="000a9149"/>
    </style:style>
    <style:style style:name="P8" style:family="paragraph" style:parent-style-name="Standard" style:list-style-name="L2">
      <style:text-properties officeooo:rsid="000a9149" officeooo:paragraph-rsid="000a9149"/>
    </style:style>
    <style:style style:name="P9" style:family="paragraph" style:parent-style-name="Standard" style:list-style-name="L2">
      <style:text-properties officeooo:rsid="000a9149" officeooo:paragraph-rsid="000ebf81"/>
    </style:style>
    <style:style style:name="P10" style:family="paragraph" style:parent-style-name="Standard" style:list-style-name="L3">
      <style:text-properties officeooo:rsid="000a9149" officeooo:paragraph-rsid="000a9149"/>
    </style:style>
    <style:style style:name="P11" style:family="paragraph" style:parent-style-name="Standard" style:list-style-name="L5">
      <style:text-properties officeooo:rsid="000a9149" officeooo:paragraph-rsid="000a9149"/>
    </style:style>
    <style:style style:name="P12" style:family="paragraph" style:parent-style-name="Standard">
      <style:text-properties officeooo:rsid="000a9149" officeooo:paragraph-rsid="000a9149"/>
    </style:style>
    <style:style style:name="P13" style:family="paragraph" style:parent-style-name="Standard" style:list-style-name="L4">
      <style:text-properties officeooo:rsid="0009b10e" officeooo:paragraph-rsid="0009b10e"/>
    </style:style>
    <style:style style:name="P14" style:family="paragraph" style:parent-style-name="Standard" style:list-style-name="L2">
      <style:text-properties officeooo:rsid="001076fa" officeooo:paragraph-rsid="001076fa"/>
    </style:style>
    <style:style style:name="P15" style:family="paragraph" style:parent-style-name="Standard" style:list-style-name="L2">
      <style:text-properties officeooo:rsid="0011c5ec" officeooo:paragraph-rsid="0011c5ec"/>
    </style:style>
    <style:style style:name="P16" style:family="paragraph" style:parent-style-name="Standard" style:list-style-name="L2">
      <style:text-properties officeooo:rsid="00131d51" officeooo:paragraph-rsid="00131d51"/>
    </style:style>
    <style:style style:name="P17" style:family="paragraph" style:parent-style-name="Standard">
      <style:text-properties officeooo:rsid="00131d51" officeooo:paragraph-rsid="00131d51"/>
    </style:style>
    <style:style style:name="T1" style:family="text">
      <style:text-properties officeooo:rsid="0011c5e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inâmica do jogo</text:p>
      <text:list xml:id="list4666735547311507957" text:style-name="L1">
        <text:list-item>
          <text:p text:style-name="P4">Contínuo</text:p>
        </text:list-item>
        <text:list-item>
          <text:p text:style-name="P7">Objetivo: chegar no espaço passando pelas camadas da atmosfera</text:p>
        </text:list-item>
      </text:list>
      <text:p text:style-name="P12"/>
      <text:p text:style-name="P2">Qual será o personagem?</text:p>
      <text:list xml:id="list6250150937414631859" text:style-name="L3">
        <text:list-item>
          <text:p text:style-name="P10">Foguete e pessoa (conserta foguete e altera o ambiente)</text:p>
        </text:list-item>
      </text:list>
      <text:p text:style-name="P6"/>
      <text:p text:style-name="P6">Quais obstáculos?</text:p>
      <text:list xml:id="list8277063213532277061" text:style-name="L2">
        <text:list-item>
          <text:p text:style-name="P9">Problemas na atmosfera</text:p>
          <text:list>
            <text:list-item>
              <text:p text:style-name="P9">Emissão de co2</text:p>
              <text:list>
                <text:list-item>
                  <text:p text:style-name="P14">Nuvens escuras</text:p>
                </text:list-item>
              </text:list>
            </text:list-item>
            <text:list-item>
              <text:p text:style-name="P9">Emissão de cfc <text:span text:style-name="T1">e</text:span> <text:span text:style-name="T1">Raios UV</text:span></text:p>
              <text:list>
                <text:list-item>
                  <text:p text:style-name="P15">A nave vai esquentando ao chegar perto da camada de ozônio e explode</text:p>
                </text:list-item>
              </text:list>
            </text:list-item>
            <text:list-item>
              <text:p text:style-name="P9">Meteoróides</text:p>
            </text:list-item>
          </text:list>
        </text:list-item>
        <text:list-item>
          <text:p text:style-name="P16">Objetos no ar (aviões, balões, ...)</text:p>
        </text:list-item>
      </text:list>
      <text:p text:style-name="P17"/>
      <text:p text:style-name="P3">Ávores de melhoras na atmosfera e de skill do personagem</text:p>
      <text:list xml:id="list7497064139645509601" text:style-name="L4">
        <text:list-item>
          <text:p text:style-name="P5">Como funcionará a árvores de melhoras na atmosfera?</text:p>
          <text:list>
            <text:list-item>
              <text:p text:style-name="P13">Elementos</text:p>
            </text:list-item>
            <text:list-item>
              <text:p text:style-name="P13">Funcionamento</text:p>
            </text:list-item>
          </text:list>
        </text:list-item>
        <text:list-item>
          <text:p text:style-name="P13">Funcionamento da árvore de skill</text:p>
        </text:list-item>
      </text:list>
      <text:p text:style-name="P2"/>
      <text:p text:style-name="P2">Pontuação</text:p>
      <text:list xml:id="list1111917731764771491" text:style-name="L5">
        <text:list-item>
          <text:p text:style-name="P11">Distância</text:p>
        </text:list-item>
      </text:list>
      <text:p text:style-name="P2"/>
      <text:p text:style-name="P2"/>
      <text:p text:style-name="P2"/>
      <text:p text:style-name="P1"><text:tab/>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26M32S</meta:editing-duration>
    <meta:editing-cycles>9</meta:editing-cycles>
    <meta:generator>LibreOffice/5.1.2.2$Windows_x86 LibreOffice_project/d3bf12ecb743fc0d20e0be0c58ca359301eb705f</meta:generator>
    <dc:date>2016-05-26T18:40:55.449000000</dc:date>
    <meta:document-statistic meta:table-count="0" meta:image-count="0" meta:object-count="0" meta:page-count="1" meta:paragraph-count="22" meta:word-count="104" meta:character-count="566" meta:non-whitespace-character-count="495"/>
    <meta:user-defined meta:name="Info 1"/>
    <meta:user-defined meta:name="Info 2"/>
    <meta:user-defined meta:name="Info 3"/>
    <meta:user-defined meta:name="Info 4"/>
  </office:meta>
</office:document-meta>
</file>